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D000000317C6F6188.png"/>
  <manifest:file-entry manifest:media-type="image/gif" manifest:full-path="Pictures/10000200000000E600000096025FD2BB.gif"/>
  <manifest:file-entry manifest:media-type="image/jpeg" manifest:full-path="Pictures/100000000000018D0000004AA2FF50E2.jpg"/>
  <manifest:file-entry manifest:media-type="image/png" manifest:full-path="Pictures/10000000000005DD000004850824678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olo1-notes">
      <style:graphic-properties draw:stroke="none" draw:fill="none" draw:fill-color="#00cc99" draw:auto-grow-height="true" fo:min-height="13.37cm" draw:shadow="hidden" draw:shadow-color="#808080"/>
    </style:style>
    <style:style style:name="pr2" style:family="presentation" style:parent-style-name="Standard-title">
      <style:graphic-properties draw:auto-grow-height="true" fo:min-height="0.964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.8999996185303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  <style:text-properties fo:font-size="20pt"/>
    </style:style>
  </office:automatic-styles>
  <office:body>
    <office:presentation>
      <draw:page draw:name="page1" draw:style-name="dp1" draw:master-page-name="Titolo1" presentation:presentation-page-layout-name="AL1T0">
        <office:forms form:automatic-focus="false" form:apply-design-mode="false"/>
        <draw:frame draw:style-name="gr1" draw:text-style-name="P1" draw:layer="layout" svg:width="4.558cm" svg:height="2.972cm" svg:x="22.442cm" svg:y="1cm">
          <draw:image xlink:href="Pictures/10000200000000E600000096025FD2BB.gif" xlink:type="simple" xlink:show="embed" xlink:actuate="onLoad">
            <text:p text:style-name="P3"/>
          </draw:image>
        </draw:frame>
        <presentation:notes draw:style-name="dp2">
          <draw:page-thumbnail draw:layer="layout" svg:width="16.563cm" svg:height="12.033cm" svg:x="2.128cm" svg:y="2.403cm" draw:page-number="1"/>
          <draw:frame presentation:style-name="pr1" draw:text-style-name="P2" draw:layer="layout" svg:width="15.401cm" svg:height="13.37cm" svg:x="2.8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2" draw:text-style-name="P3" draw:layer="layout" svg:width="19.1cm" svg:height="0.964cm" svg:x="1.4cm" svg:y="0.537cm" presentation:class="title" presentation:placeholder="true">
          <draw:text-box/>
        </draw:frame>
        <presentation:notes draw:style-name="dp4">
          <draw:page-thumbnail draw:style-name="gr2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fill-color="#003f6e" draw:fill-image-width="0cm" draw:fill-image-height="0cm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003f6e" style:text-outline="false" style:text-line-through-style="none" fo:font-family="'Bitstream Vera Sans'" style:font-family-generic="swiss" style:font-pitch="variable" fo:font-size="23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">
            <style:list-level-properties text:space-before="0.2cm" text:min-label-width="0.7cm"/>
            <style:text-properties fo:font-family="StarSymbol" style:font-charset="x-symbol" fo:color="#003f6e" fo:font-size="45%"/>
          </text:list-level-style-bullet>
          <text:list-level-style-bullet text:level="2" text:bullet-char="">
            <style:list-level-properties text:space-before="1.4cm" text:min-label-width="0.6cm"/>
            <style:text-properties fo:font-family="StarSymbol" style:font-charset="x-symbol" fo:color="#003f6e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3f6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3f6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3f6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3f6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3f6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3f6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3f6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8cm">
        <style:tab-stops/>
      </style:paragraph-properties>
      <style:text-properties style:use-window-font-color="true" style:text-outline="false" style:text-line-through-style="none" fo:font-family="'Bitstream Vera Sans'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text:enable-numbering="true" fo:text-indent="-0.8cm"/>
      <style:text-properties fo:font-family="'Bitstream Vera Sans'" style:font-family-generic="swiss" style:font-pitch="variable" fo:font-size="17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text:enable-numbering="true" fo:text-indent="-0.6cm"/>
      <style:text-properties fo:font-family="'Bitstream Vera Sans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text:enable-numbering="true" fo:text-indent="-0.6cm"/>
      <style:text-properties fo:font-family="'Bitstream Vera Sans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text:enable-numbering="true" fo:text-indent="-0.6cm"/>
      <style:text-properties fo:font-family="'Bitstream Vera Sans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text:enable-numbering="true" fo:text-indent="-0.6cm"/>
      <style:text-properties fo:font-family="'Bitstream Vera Sans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text:enable-numbering="true" fo:text-indent="-0.6cm"/>
      <style:text-properties fo:font-family="'Bitstream Vera Sans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text:enable-numbering="true" fo:text-indent="-0.6cm"/>
      <style:text-properties fo:font-family="'Bitstream Vera Sans'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text:enable-numbering="true" fo:text-indent="-0.6cm"/>
      <style:text-properties fo:font-family="'Bitstream Vera Sans'" style:font-family-generic="swiss" style:font-pitch="variable" fo:font-size="20pt" style:font-size-asian="20pt" style:font-size-complex="20pt"/>
    </style:style>
    <style:style style:name="Titolo1-title" style:family="presentation">
      <style:graphic-properties draw:stroke="none" draw:fill="none" draw:textarea-vertical-align="middle">
        <text:list-style style:name="Titolo1-title">
          <text:list-level-style-bullet text:level="1" text:bullet-char="•">
            <style:text-properties fo:font-family="Arial" style:font-family-generic="swiss" style:font-pitch="variable" fo:color="#003f6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f6e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bold" style:letter-kerning="true" style:font-family-asian="Arial" style:font-family-generic-asian="system" style:font-pitch-asian="variable" style:font-size-asian="22pt" style:font-style-asian="normal" style:font-weight-asian="bold" style:font-family-complex="Arial" style:font-family-generic-complex="system" style:font-pitch-complex="variable" style:font-size-complex="22pt" style:font-style-complex="normal" style:font-weight-complex="bold" style:text-emphasize="none" style:font-relief="none"/>
    </style:style>
    <style:style style:name="Titolo1-subtitle" style:family="presentation">
      <style:graphic-properties draw:stroke="none" draw:fill="none" draw:textarea-vertical-align="middle">
        <text:list-style style:name="Titolo1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4c80" fo:font-size="8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4d8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4c80" fo:font-size="100%"/>
          </text:list-level-style-bullet>
          <text:list-level-style-bullet text:level="5" text:bullet-char="»">
            <style:list-level-properties text:space-before="5.08cm"/>
            <style:text-properties fo:font-family="'Minion Web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Minion Web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Minion Web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Minion Web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Minion Web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o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1-notes" style:family="presentation">
      <style:graphic-properties draw:stroke="none" draw:fill="none">
        <text:list-style style:name="Titolo1-notes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1-outline1" style:family="presentation">
      <style:graphic-properties draw:stroke="none" draw:fill="none">
        <text:list-style style:name="Titolo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4c80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4d8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4c8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Minion Web'" style:font-family-generic="roman" style:font-pitch="variable" fo:color="#004c8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Minion Web'" style:font-family-generic="roman" style:font-pitch="variable" fo:color="#004c8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Minion Web'" style:font-family-generic="roman" style:font-pitch="variable" fo:color="#004c8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Minion Web'" style:font-family-generic="roman" style:font-pitch="variable" fo:color="#004c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olo1-outline2" style:family="presentation" style:parent-style-name="Titolo1-outline1">
      <style:paragraph-properties fo:margin-left="2.063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olo1-outline3" style:family="presentation" style:parent-style-name="Titolo1-outline2">
      <style:paragraph-properties fo:margin-left="3.175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4" style:family="presentation" style:parent-style-name="Titolo1-outline3">
      <style:paragraph-properties fo:margin-left="4.445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5" style:family="presentation" style:parent-style-name="Titolo1-outline4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Minion Web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6" style:family="presentation" style:parent-style-name="Titolo1-outline5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Minion Web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7" style:family="presentation" style:parent-style-name="Titolo1-outline6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Minion Web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8" style:family="presentation" style:parent-style-name="Titolo1-outline7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Minion Web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9" style:family="presentation" style:parent-style-name="Titolo1-outline8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Minion Web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003f6e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title">
      <style:graphic-properties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r5" style:family="presentation" style:parent-style-name="Titolo1-title">
      <style:graphic-properties draw:fill-color="#ffffff" draw:auto-grow-height="false" fo:min-height="3.507cm"/>
    </style:style>
    <style:style style:name="pr6" style:family="presentation" style:parent-style-name="Titolo1-backgroundobjects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olo1-backgroundobjects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4.8cm" fo:margin-right="0cm" text:enable-numbering="true" fo:text-indent="-0.6cm"/>
    </style:style>
    <style:style style:name="P9" style:family="paragraph">
      <style:paragraph-properties fo:margin-left="6cm" fo:margin-right="0cm" text:enable-numbering="true" fo:text-indent="-0.6cm"/>
    </style:style>
    <style:style style:name="P10" style:family="paragraph">
      <style:paragraph-properties fo:margin-left="7.2cm" fo:margin-right="0cm" text:enable-numbering="true" fo:text-indent="-0.6cm"/>
    </style:style>
    <style:style style:name="P11" style:family="paragraph">
      <style:paragraph-properties fo:margin-left="8.4cm" fo:margin-right="0cm" text:enable-numbering="true" fo:text-indent="-0.6cm"/>
    </style:style>
    <style:style style:name="P12" style:family="paragraph">
      <style:paragraph-properties fo:margin-left="9.6cm" fo:margin-right="0cm" text:enable-numbering="true" fo:text-indent="-0.6cm"/>
    </style:style>
    <style:style style:name="P13" style:family="paragraph">
      <style:paragraph-properties fo:margin-left="10.8cm" fo:margin-right="0cm" text:enable-numbering="true" fo:text-indent="-0.6cm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text:enable-numbering="false" fo:text-indent="0cm" style:writing-mode="lr-tb"/>
    </style:style>
    <style:style style:name="P1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it" fo:country="I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3f6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office:forms form:automatic-focus="false" form:apply-design-mode="false"/>
      <draw:frame draw:name="powerpoint1_sec" draw:style-name="gr3" draw:text-style-name="P3" draw:layer="backgroundobjects" svg:width="25.4cm" svg:height="0.847cm" svg:x="0cm" svg:y="20.216cm">
        <draw:image xlink:href="Pictures/10000000000005DD000000317C6F6188.png" xlink:type="simple" xlink:show="embed" xlink:actuate="onLoad">
          <text:p text:style-name="P4"/>
        </draw:image>
      </draw:frame>
      <draw:frame presentation:style-name="pr1" draw:text-style-name="P4" draw:layer="backgroundobjects" svg:width="19.1cm" svg:height="0.963cm" svg:x="1.4cm" svg:y="0.537cm" presentation:class="title">
        <draw:text-box>
          <text:p text:style-name="P4">Cliccate per modificare il formato del testo del titolo</text:p>
        </draw:text-box>
      </draw:frame>
      <draw:frame presentation:style-name="pr2" draw:text-style-name="P14" draw:layer="backgroundobjects" svg:width="25cm" svg:height="16.3cm" svg:x="1.4cm" svg:y="3.2cm" presentation:class="outline">
        <draw:text-box>
          <text:list text:style-name="L2">
            <text:list-item>
              <text:p text:style-name="P5">Cliccate per modificare il formato del testo della struttura</text:p>
            </text:list-item>
          </text:list>
          <text:list text:style-name="L2">
            <text:list-item>
              <text:list>
                <text:list-item>
                  <text:p text:style-name="P6">Secondo livello struttur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zo livello struttur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Quarto livello struttur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Quinto livello struttur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sto livello strutt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Ottavo livello struttur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no livello struttur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num_diap" draw:style-name="gr3" draw:text-style-name="P3" draw:layer="backgroundobjects" svg:width="6.72cm" svg:height="1.252cm" svg:x="21.38cm" svg:y="0cm">
        <draw:image xlink:href="Pictures/100000000000018D0000004AA2FF50E2.jpg" xlink:type="simple" xlink:show="embed" xlink:actuate="onLoad">
          <text:p text:style-name="P4"/>
        </draw:image>
      </draw:frame>
      <draw:frame draw:name="powerpoint1_sec" draw:style-name="gr3" draw:text-style-name="P3" draw:layer="backgroundobjects" svg:width="25.4cm" svg:height="0.847cm" svg:x="2.7cm" svg:y="20.216cm">
        <draw:image xlink:href="Pictures/10000000000005DD000000317C6F6188.png" xlink:type="simple" xlink:show="embed" xlink:actuate="onLoad">
          <text:p text:style-name="P4"/>
        </draw:image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3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o&gt;</text:page-number></text:span></text:p>
          </draw:text-box>
        </draw:frame>
      </presentation:notes>
    </style:master-page>
    <style:master-page style:name="Titolo1" style:page-layout-name="PM1" draw:style-name="dp2">
      <office:forms form:automatic-focus="false" form:apply-design-mode="false"/>
      <draw:frame draw:name="powerpoint1" draw:style-name="gr3" draw:text-style-name="P3" draw:layer="backgroundobjects" svg:width="28cm" svg:height="21cm" svg:x="0cm" svg:y="0cm">
        <draw:image xlink:href="Pictures/10000000000005DD0000048508246789.png" xlink:type="simple" xlink:show="embed" xlink:actuate="onLoad">
          <text:p text:style-name="P4"/>
        </draw:image>
      </draw:frame>
      <draw:custom-shape draw:style-name="gr4" draw:text-style-name="P15" draw:layer="backgroundobjects" svg:width="28.078cm" svg:height="21.049cm" svg:x="-0.002cm" svg:y="0.001cm">
        <text:p text:style-name="P4"/>
        <draw:enhanced-geometry svg:viewBox="0 0 21600 21600" draw:type="rectangle" draw:enhanced-path="M 0 0 L 21600 0 21600 21600 0 21600 0 0 Z N"/>
      </draw:custom-shape>
      <draw:frame presentation:style-name="pr5" draw:text-style-name="P4" draw:layer="backgroundobjects" svg:width="25.199cm" svg:height="3.506cm" svg:x="1.4cm" svg:y="0.837cm" presentation:class="title">
        <draw:text-box>
          <text:p text:style-name="P4">Cliccate per modificare il formato del testo del titolo</text:p>
        </draw:text-box>
      </draw:frame>
      <draw:frame presentation:style-name="Titolo1-outline1" draw:layer="backgroundobjects" svg:width="25.199cm" svg:height="13.859cm" svg:x="1.4cm" svg:y="4.913cm" presentation:class="outline" presentation:placeholder="true">
        <draw:text-box/>
      </draw:frame>
      <presentation:notes style:page-layout-name="PM2">
        <draw:rect draw:style-name="gr5" draw:text-style-name="P16" draw:layer="backgroundobjects" svg:width="21cm" svg:height="29.7cm" svg:x="0cm" svg:y="0cm">
          <text:p text:style-name="P4"/>
        </draw:rect>
        <draw:frame presentation:style-name="pr6" draw:text-style-name="P17" draw:layer="backgroundobjects" svg:width="9.103cm" svg:height="1.488cm" svg:x="0cm" svg:y="0cm" presentation:class="header">
          <draw:text-box>
            <text:p text:style-name="P17"><text:span text:style-name="T2"><presentation:header/></text:span></text:p>
          </draw:text-box>
        </draw:frame>
        <draw:frame presentation:style-name="pr6" draw:text-style-name="P18" draw:layer="backgroundobjects" svg:width="9.103cm" svg:height="1.488cm" svg:x="11.895cm" svg:y="0cm" presentation:class="date-time">
          <draw:text-box>
            <text:p text:style-name="P18"><text:span text:style-name="T2"><presentation:date-time/></text:span></text:p>
          </draw:text-box>
        </draw:frame>
        <draw:page-thumbnail presentation:style-name="Titolo1-title" draw:layer="backgroundobjects" svg:width="15.338cm" svg:height="11.141cm" svg:x="2.833cm" svg:y="2.226cm" presentation:class="page"/>
        <draw:frame presentation:style-name="Titolo1-notes" draw:layer="backgroundobjects" svg:width="15.401cm" svg:height="13.369cm" svg:x="2.8cm" svg:y="14.107cm" presentation:class="notes" presentation:placeholder="true">
          <draw:text-box/>
        </draw:frame>
        <draw:frame presentation:style-name="pr7" draw:text-style-name="P17" draw:layer="backgroundobjects" svg:width="9.103cm" svg:height="1.488cm" svg:x="0cm" svg:y="28.211cm" presentation:class="footer">
          <draw:text-box>
            <text:p text:style-name="P17"><text:span text:style-name="T2"><presentation:footer/></text:span></text:p>
          </draw:text-box>
        </draw:frame>
        <draw:frame presentation:style-name="pr7" draw:text-style-name="P18" draw:layer="backgroundobjects" svg:width="9.103cm" svg:height="1.488cm" svg:x="11.895cm" svg:y="28.211cm" presentation:class="page-number">
          <draw:text-box>
            <text:p text:style-name="P18"><text:span text:style-name="T2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Luigi Malagò</meta:initial-creator>
    <meta:creation-date>2007-07-24T14:31:47</meta:creation-date>
    <dc:creator>Luigi Malagò</dc:creator>
    <dc:date>2008-06-26T02:31:22</dc:date>
    <meta:editing-cycles>52</meta:editing-cycles>
    <meta:editing-duration>P1DT19H56M55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